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2" style:family="paragraph" style:parent-style-name="Heading_20_2">
      <style:text-properties officeooo:rsid="000de5f7" officeooo:paragraph-rsid="000c39e3"/>
    </style:style>
    <style:style style:name="P3" style:family="paragraph" style:parent-style-name="Standard">
      <style:text-properties officeooo:rsid="000c39e3" officeooo:paragraph-rsid="000c39e3"/>
    </style:style>
    <style:style style:name="P4" style:family="paragraph" style:parent-style-name="Standard">
      <style:text-properties officeooo:rsid="000de5f7" officeooo:paragraph-rsid="000c39e3"/>
    </style:style>
    <style:style style:name="P5" style:family="paragraph" style:parent-style-name="Text_20_body">
      <style:paragraph-properties fo:margin-left="0cm" fo:margin-right="0cm" fo:margin-top="0.318cm" fo:margin-bottom="0.318cm" style:contextual-spacing="false" fo:line-height="160%" fo:orphans="2" fo:widows="2" fo:text-indent="0cm" style:auto-text-indent="false" fo:padding="0cm" fo:border="none"/>
      <style:text-properties fo:font-variant="normal" fo:text-transform="none" fo:color="#000000" loext:opacity="100%" style:font-name="Arial" fo:font-size="12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000000" loext:opacity="100%" style:font-name="Arial" fo:font-size="12pt" fo:letter-spacing="normal" fo:font-style="normal" fo:font-weight="normal"/>
    </style:style>
    <style:style style:name="P7" style:family="paragraph" style:parent-style-name="Text_20_body">
      <style:paragraph-properties fo:margin-left="0cm" fo:margin-right="0cm" fo:margin-top="0.318cm" fo:margin-bottom="0.318cm" style:contextual-spacing="false" fo:line-height="160%" fo:orphans="2" fo:widows="2" fo:text-indent="0cm" style:auto-text-indent="false" fo:padding="0cm" fo:border="none"/>
      <style:text-properties fo:font-variant="normal" fo:text-transform="none" fo:color="#000000" loext:opacity="100%" fo:letter-spacing="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0de5f7"/>
    </style:style>
    <style:style style:name="T4" style:family="text">
      <style:text-properties fo:font-variant="normal" fo:text-transform="none" fo:color="#000000" loext:opacity="100%" style:font-name="Arial" fo:letter-spacing="normal" fo:font-style="normal" fo:font-weight="bold" loext:padding="0cm" loext:border="none"/>
    </style:style>
    <style:style style:name="T5" style:family="text">
      <style:text-properties fo:background-color="#ffff00" loext:char-shading-value="0"/>
    </style:style>
    <style:style style:name="T6" style:family="text">
      <style:text-properties fo:background-color="#ffff00" loext:char-shading-value="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Objective:"/><text:span text:style-name="Strong_20_Emphasis"><text:span text:style-name="T4">Objective:</text:span></text:span></text:h>
      <text:p text:style-name="P5">SuperKart is an organization that owns a chain of supermarkets and food marts providing a wide range of products. They want to predict the <text:span text:style-name="T6">future sales revenue</text:span> of its different outlets so that they can strategize their sales operation across different tier cities and plan their inventory accordingly. To achieve this purpose, SuperKart has hired a data science firm, shared the sales records of its various outlets for the previous quarter, and asked the firm to come up with a suitable model to <text:span text:style-name="T6">predict the total sales of the stores for the upcoming quarter.</text:span></text:p>
      <text:p text:style-name="P5"><text:span text:style-name="T6"/></text:p>
      <text:p text:style-name="P7"> </text:p>
      <text:h text:style-name="P1" text:outline-level="2"><text:span text:style-name="Strong_20_Emphasis"><text:span text:style-name="T4">Data Description:</text:span></text:span></text:h>
      <text:p text:style-name="P5">The data contains the different attributes of the various products and stores. The detailed data dictionary is given below.</text:p>
      <text:list xml:id="list3589628766" text:style-name="L1">
        <text:list-item>
          <text:p text:style-name="P6">Product_Id - unique identifier of each product, each identifier having two letters at the beginning followed by a number.</text:p>
        </text:list-item>
        <text:list-item>
          <text:p text:style-name="P6">Product_Weight - the weight of each product</text:p>
        </text:list-item>
        <text:list-item>
          <text:p text:style-name="P6">Product_Sugar_Content - sugar content of each product like low sugar, regular, and no sugar</text:p>
        </text:list-item>
        <text:list-item>
          <text:p text:style-name="P6">Product_Allocated_Area - the ratio of the allocated display area of each product to the total display area of all the products in a store</text:p>
        </text:list-item>
        <text:list-item>
          <text:p text:style-name="P6">Product_Type - broad category for each product like meat, snack foods, hard drinks, dairy, canned, soft drinks, health and hygiene, baking goods, bread, breakfast, frozen foods, fruits and vegetables, household, seafood, starchy foods, others</text:p>
        </text:list-item>
        <text:list-item>
          <text:p text:style-name="P6">Product_MRP - maximum retail price of each product</text:p>
        </text:list-item>
        <text:list-item>
          <text:p text:style-name="P6">Store_Id - unique identifier of each store</text:p>
        </text:list-item>
        <text:list-item>
          <text:p text:style-name="P6">Store_Establishment_Year - the year in which the store was established</text:p>
        </text:list-item>
        <text:list-item>
          <text:p text:style-name="P6">Store_Size - the size of the store depending on sq. feet like high, medium, and low</text:p>
        </text:list-item>
        <text:list-item>
          <text:p text:style-name="P6"><text:soft-page-break/>Store_Location_City_Type - the type of city in which the store is located like Tier 1, Tier 2, and Tier 3. Tier 1 consists of cities where the standard of living is comparatively higher than its Tier 2 and Tier 3 counterparts.</text:p>
        </text:list-item>
        <text:list-item>
          <text:p text:style-name="P6">Store_Type - the type of store depending on the products that are being sold there like Departmental Store, Supermarket Type 1, Supermarket Type 2, and Food Mart</text:p>
        </text:list-item>
        <text:list-item>
          <text:p text:style-name="P6">Product_Store_Sales_Total - total revenue generated by the sale of that particular product in that particular store</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8:14:57.048556425</meta:creation-date>
    <dc:date>2023-11-20T18:33:18.879386166</dc:date>
    <meta:editing-duration>PT3M2S</meta:editing-duration>
    <meta:editing-cycles>1</meta:editing-cycles>
    <meta:document-statistic meta:table-count="0" meta:image-count="0" meta:object-count="0" meta:page-count="2" meta:paragraph-count="17" meta:word-count="351" meta:character-count="2104" meta:non-whitespace-character-count="1780"/>
    <meta:generator>LibreOffice/7.3.7.2$Linux_X86_64 LibreOffice_project/30$Build-2</meta:generator>
  </office:meta>
</office:document-meta>
</file>